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Proxima Nova Bold Italic" svg:font-family="'Proxima Nova Bold Italic', 'Helvetica Neue', Helvetica, Roboto, Arial, sans-serif"/>
    <style:font-face style:name="Proxima Nova Regular" svg:font-family="'Proxima Nova Regular', 'Helvetica Neue', Helvetica, Roboto,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paragraph-properties fo:margin-left="0cm" fo:margin-right="0cm" fo:orphans="2" fo:widows="2" fo:text-indent="0cm" style:auto-text-indent="false" fo:padding="0cm" fo:border="none" style:writing-mode="lr-tb"/>
      <style:text-properties fo:font-variant="normal" fo:text-transform="none" fo:color="#232c61" style:font-name="Proxima Nova Regular" fo:letter-spacing="normal" fo:font-style="normal" fo:font-weight="normal"/>
    </style:style>
    <style:style style:name="P2" style:family="paragraph" style:parent-style-name="Text_20_body">
      <style:paragraph-properties fo:margin-left="0cm" fo:margin-right="0cm" fo:orphans="2" fo:widows="2" fo:text-indent="0cm" style:auto-text-indent="false" fo:padding="0cm" fo:border="none" style:writing-mode="lr-tb"/>
      <style:text-properties fo:font-variant="normal" fo:text-transform="none" fo:color="#232c61" style:font-name="Proxima Nova Regular" fo:letter-spacing="normal" fo:font-style="normal" fo:font-weight="normal"/>
    </style:style>
    <style:style style:name="P3" style:family="paragraph" style:parent-style-name="Standard">
      <style:text-properties officeooo:rsid="0027d4c4" officeooo:paragraph-rsid="0027d4c4"/>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officeooo:rsid="0027d4c4" officeooo:paragraph-rsid="0027d4c4" style:font-size-asian="14pt" style:font-size-complex="14pt"/>
    </style:style>
    <style:style style:name="P6" style:family="paragraph" style:parent-style-name="Text_20_body">
      <style:paragraph-properties fo:margin-left="0cm" fo:margin-right="0cm" fo:orphans="2" fo:widows="2" fo:text-indent="0cm" style:auto-text-indent="false" fo:padding="0cm" fo:border="none" style:writing-mode="lr-tb"/>
      <style:text-properties fo:font-variant="normal" fo:text-transform="none" fo:color="#232c61" style:font-name="Proxima Nova Regular" fo:letter-spacing="normal" fo:font-style="normal" fo:font-weight="normal"/>
    </style:style>
    <style:style style:name="P7" style:family="paragraph" style:parent-style-name="Text_20_body">
      <style:paragraph-properties fo:margin-left="0cm" fo:margin-right="0cm" fo:orphans="2" fo:widows="2" fo:text-indent="0cm" style:auto-text-indent="false" fo:padding="0cm" fo:border="none" style:writing-mode="lr-tb"/>
      <style:text-properties fo:font-variant="normal" fo:text-transform="none" fo:color="#232c61" style:font-name="Proxima Nova Regular" fo:font-size="18pt" fo:letter-spacing="normal" fo:font-style="normal" fo:font-weight="normal" officeooo:rsid="0027d4c4" officeooo:paragraph-rsid="0027d4c4" style:font-size-asian="18pt" style:font-size-complex="18pt"/>
    </style:style>
    <style:style style:name="P8" style:family="paragraph" style:parent-style-name="Heading_20_4">
      <style:paragraph-properties fo:margin-left="0cm" fo:margin-right="0cm" fo:margin-top="0cm" fo:margin-bottom="0cm" loext:contextual-spacing="false" fo:line-height="125%" fo:orphans="2" fo:widows="2" fo:text-indent="0cm" style:auto-text-indent="false" fo:padding="0cm" fo:border="none" style:writing-mode="lr-tb"/>
    </style:style>
    <style:style style:name="P9" style:family="paragraph" style:parent-style-name="Heading_20_4">
      <style:paragraph-properties fo:margin-left="0cm" fo:margin-right="0cm" fo:orphans="2" fo:widows="2" fo:text-indent="0cm" style:auto-text-indent="false" fo:padding="0cm" fo:border="none" style:writing-mode="lr-tb"/>
      <style:text-properties fo:font-variant="normal" fo:text-transform="none" fo:color="#232c61" style:font-name="Proxima Nova Regular" fo:letter-spacing="normal" fo:font-style="normal" fo:font-weight="normal"/>
    </style:style>
    <style:style style:name="T1" style:family="text">
      <style:text-properties fo:text-transform="uppercase" fo:color="#232c61" style:font-name="inherit" fo:font-size="18.75pt" fo:letter-spacing="normal" fo:font-style="normal" fo:font-weight="bold" loext:padding="0cm" loext:border="none"/>
    </style:style>
    <style:style style:name="T2" style:family="text">
      <style:text-properties fo:text-transform="uppercase" fo:color="#232c61" style:text-line-through-style="none" style:text-line-through-type="none" style:font-name="inherit" fo:font-size="18.75pt" fo:letter-spacing="normal" fo:font-style="normal" style:text-underline-style="none" fo:font-weight="bold" style:text-blinking="false" loext:padding="0cm" loext:border="none"/>
    </style:style>
    <style:style style:name="T3" style:family="text">
      <style:text-properties fo:text-transform="uppercase" style:font-name="inherit" fo:font-size="18.75pt" fo:font-weight="bold" loext:padding="0cm" loext:border="none"/>
    </style:style>
    <style:style style:name="T4" style:family="text">
      <style:text-properties fo:text-transform="uppercase" style:text-line-through-style="none" style:text-line-through-type="none" style:font-name="inherit" fo:font-size="18.75pt" style:text-underline-style="none" fo:font-weight="bold" style:text-blinking="fals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span text:style-name="Strong_20_Emphasis"><text:span text:style-name="T1">1.</text:span></text:span><text:a xlink:type="simple" xlink:href="https://www.drupal.org/project/admin_toolbar" office:target-frame-name="_blank" xlink:show="new" text:style-name="Internet_20_link" text:visited-style-name="Visited_20_Internet_20_Link"><text:span text:style-name="Strong_20_Emphasis"><text:span text:style-name="T2">ADMIN TOOLBAR</text:span></text:span></text:a></text:h>
      <text:p text:style-name="P2">Admin Toolbar improves the default Drupal Toolbar (the administration menu at the top of your site) by transforming it into a drop-down menu. This provides fast access to all administration pages. It’s also a very light module with few downsides – you can still utilize the same features of the regular Drupal toolbar as before.</text:p>
      <text:h text:style-name="Heading_20_4" text:outline-level="4"><text:span text:style-name="Strong_20_Emphasis"><text:span text:style-name="T1">2.</text:span></text:span><text:a xlink:type="simple" xlink:href="https://www.drupal.org/project/content_lock" office:target-frame-name="_blank" xlink:show="new" text:style-name="Internet_20_link" text:visited-style-name="Visited_20_Internet_20_Link"><text:span text:style-name="Strong_20_Emphasis"><text:span text:style-name="T2">CONTENT LOCK</text:span></text:span></text:a></text:h>
      <text:p text:style-name="P2">If you’ve ever experienced confusion over who last edited a shared document or frustration over losing changes due to a team member’s revisions, you might enjoy ContentLock. This module blocks concurrent editing, and before you log out, asks if you’d like to retain any unsaved changes. If you’re a site administrator and having trouble figuring out who on your team is editing what content,Content Lock also provides a top-down look at all locked content across your site.</text:p>
      <text:p text:style-name="Standard"/>
      <text:h text:style-name="Heading_20_4" text:outline-level="4"><text:span text:style-name="Strong_20_Emphasis"><text:span text:style-name="T1">3.</text:span></text:span><text:a xlink:type="simple" xlink:href="https://www.drupal.org/project/delete_all" office:target-frame-name="_blank" xlink:show="new" text:style-name="Internet_20_link" text:visited-style-name="Visited_20_Internet_20_Link"><text:span text:style-name="Strong_20_Emphasis"><text:span text:style-name="T2">DELETE ALL</text:span></text:span></text:a></text:h>
      <text:p text:style-name="P2">Delete All may just be one of the most efficient (and potentially dangerous) modules out there. If you need to clean up a website in a hurry (say you’ve noticed a systemic error or are ready to get rid of dummy content and go live with the real deal) this module is your new best friend. With one click, you can delete all content of a certain node type without having to worry about pagination or wasting time scrolling through each item.</text:p>
      <text:h text:style-name="Heading_20_4" text:outline-level="4"><text:span text:style-name="Strong_20_Emphasis"><text:span text:style-name="T1">4.</text:span></text:span><text:a xlink:type="simple" xlink:href="https://www.drupal.org/project/devel" office:target-frame-name="_blank" xlink:show="new" text:style-name="Internet_20_link" text:visited-style-name="Visited_20_Internet_20_Link"><text:span text:style-name="Strong_20_Emphasis"><text:span text:style-name="T2">DEVEL</text:span></text:span></text:a></text:h>
      <text:p text:style-name="P2">Devel is a powerful and popular module for web developers who are looking for some tools to make debugging a bit more agile and efficient. The module is a mini-suite of tools with functions that any developer would find handy, such as the ability to create dummy users, nodes and taxonomy terms as well as easily view information about APIs, cache effectiveness, Views, database queries and more.</text:p>
      <text:h text:style-name="P1" text:outline-level="4"><text:span text:style-name="Strong_20_Emphasis"><text:span text:style-name="T3">5.</text:span></text:span><text:a xlink:type="simple" xlink:href="https://www.drupal.org/project/entity_browser" office:target-frame-name="_blank" xlink:show="new" text:style-name="Internet_20_link" text:visited-style-name="Visited_20_Internet_20_Link"><text:span text:style-name="Strong_20_Emphasis"><text:span text:style-name="T4">ENTITY BROWSER</text:span></text:span></text:a></text:h>
      <text:p text:style-name="P2">The Entity Browser module can make your life much easier if you interact with a lot of digital media. It is a flexible tool that makes browsing, creating or selecting media files a smoother and more nimble process than with Drupal alone. With Entity Browser, you can enjoy dragging-and-dropping more than one file at once as well as enhance search capabilities. If you’re a WISYWIG fan, you’ll be glad to know that it enables that workflow as well.</text:p>
      <text:p text:style-name="P2"/>
      <text:h text:style-name="P1" text:outline-level="4"><text:soft-page-break/><text:span text:style-name="Strong_20_Emphasis"><text:span text:style-name="T3">6.</text:span></text:span><text:a xlink:type="simple" xlink:href="https://www.drupal.org/docs/8/modules/graphql" office:target-frame-name="_blank" xlink:show="new" text:style-name="Internet_20_link" text:visited-style-name="Visited_20_Internet_20_Link"><text:span text:style-name="Strong_20_Emphasis"><text:span text:style-name="T4">GRAPHQL</text:span></text:span></text:a></text:h>
      <text:p text:style-name="P2">If you’re running a Decoupled Drupal environment, then GraphQL may just be an ace up your sleeve. GraphQL is a query language for APIs and a runtime for fulfilling those queries with your existing data. In other words, GraphQL allows the front-end of your application to fetch content from your Drupal website – most importantly, it gives the power to the requesting application (think “Fetch” vs “Push”). GraphQL provides a complete and easily digestible description of your API’s data as well as gives third-party clients the power to request exactly what they need and nothing more.</text:p>
      <text:h text:style-name="P1" text:outline-level="4"><text:span text:style-name="Strong_20_Emphasis"><text:span text:style-name="T3">8.</text:span></text:span><text:a xlink:type="simple" xlink:href="https://www.drupal.org/project/pathauto" office:target-frame-name="_blank" xlink:show="new" text:style-name="Internet_20_link" text:visited-style-name="Visited_20_Internet_20_Link"><text:span text:style-name="Strong_20_Emphasis"><text:span text:style-name="T4">PATHAUTO</text:span></text:span></text:a></text:h>
      <text:p text:style-name="P2">The PathAuto module is one of those tools that takes care some not-so-fun work for you – and does it quickly. PathAuto automatically generates URL/path aliases for various kinds of content without requiring you to manually specify the path. When you create new content, it generates URL aliases like, “/category/my-node-title” instead of ”/node/123.” These aliases are all SEO-friendly and are based upon a "pattern" system you can easily change.</text:p>
      <text:h text:style-name="P8" text:outline-level="4"><text:span text:style-name="Strong_20_Emphasis"><text:span text:style-name="T1">9.</text:span></text:span><text:a xlink:type="simple" xlink:href="https://www.drupal.org/project/rabbit_hole" office:target-frame-name="_blank" xlink:show="new" text:style-name="Internet_20_link" text:visited-style-name="Visited_20_Internet_20_Link"><text:span text:style-name="Strong_20_Emphasis"><text:span text:style-name="T2">RABBIT HOLE</text:span></text:span></text:a></text:h>
      <text:p text:style-name="P2">Have you ever put together a slideshow or photo gallery only to get an annoying email a few months later when someone stumbled upon one of the many landing pages created as part of that digital asset and was unhappy with how it looked?</text:p>
      <text:p text:style-name="P2">Webform takes a bit of investment in terms of learning, but many developers swear by it, so it’s worth the time. Webform is one of the most powerful modules for creating forms and surveys in Drupal. It has all the bells and whistles of your standard form generator and then some. Customizable e-mails can be sent to administrators and/or submitters after a successful form submission, results can be exported into Excel or other spreadsheet applications, and you can even delve into statistical review of your answers. Webform also has a handy API for expanding its features as well as powerful logic for many different kinds of questions.</text:p>
      <text:p text:style-name="P2"/>
      <text:p text:style-name="P7">10.Dblog Module</text:p>
      <text:p text:style-name="P5">The Drupal core Database logging (dblog) module monitors your system, capturing system events in a log to be reviewed by an authorized individual at a later time.</text:p>
      <text:p text:style-name="P4">This module was previously called Watchdog in D4, &amp; D5.</text:p>
      <text:p text:style-name="P4">This is useful for site administrators who want a quick overview of activities on their site. The logs also record the sequence of events, so it can be useful for debugging site errors.</text:p>
      <text:p text:style-name="Text_20_body"><text:soft-page-break/>The log is a list of recorded events containing usage data, performance data, errors, warnings and operational information. Administrators should check the Drupal core report on a regular basis to ensure their site is working properl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Proxima Nova Bold Italic" svg:font-family="'Proxima Nova Bold Italic', 'Helvetica Neue', Helvetica, Roboto, Arial, sans-serif"/>
    <style:font-face style:name="Proxima Nova Regular" svg:font-family="'Proxima Nova Regular', 'Helvetica Neue', Helvetica, Roboto,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6T10:15:29.973156790</meta:creation-date>
    <meta:generator>LibreOffice/6.0.7.3$Linux_X86_64 LibreOffice_project/00m0$Build-3</meta:generator>
    <dc:date>2021-05-06T13:23:42.147622593</dc:date>
    <meta:editing-duration>PT1H36M30S</meta:editing-duration>
    <meta:editing-cycles>15</meta:editing-cycles>
    <meta:document-statistic meta:table-count="0" meta:image-count="0" meta:object-count="0" meta:page-count="3" meta:paragraph-count="22" meta:word-count="793" meta:character-count="4736" meta:non-whitespace-character-count="3962"/>
  </office:meta>
</office:document-meta>
</file>